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2.317cm" style:use-optimal-column-width="false"/>
    </style:style>
    <style:style style:name="co2" style:family="table-column">
      <style:table-column-properties style:column-width="12.32cm" style:use-optimal-column-width="false"/>
    </style:style>
    <style:style style:name="ro1" style:family="table-row">
      <style:table-row-properties style:row-height="6.603cm"/>
    </style:style>
    <style:style style:name="ro2" style:family="table-row">
      <style:table-row-properties style:row-height="6.605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ffffcc" style:repeat="repeat"/>
      <style:text-properties style:use-window-font-color="true"/>
    </style:style>
    <style:style style:name="ce3" style:family="table-cell">
      <style:graphic-properties style:repeat="repeat" draw:textarea-vertical-align="middle"/>
      <style:paragraph-properties fo:text-align="center"/>
    </style:style>
    <style:style style:name="P1" style:family="paragraph">
      <style:text-properties fo:font-size="32p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start"/>
    </style:style>
    <style:style style:name="P4" style:family="paragraph">
      <style:text-properties style:use-window-font-color="true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I.Friday Hackthon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Team 6 Presentation</text:p>
            <text:p text:style-name="P1">“ IOT Energy Consumption Optimization Agent”</text:p>
            <text:p text:style-name="P1"/>
            <text:p text:style-name="P2"><text:span text:style-name="T1">Team Members:</text:span></text:p>
            <text:list text:style-name="L3">
              <text:list-item>
                <text:p text:style-name="P2"><text:span text:style-name="T1"><text:s/></text:span><text:span text:style-name="T1">Arpit Khandelwal</text:span></text:p>
              </text:list-item>
              <text:list-item>
                <text:p text:style-name="P2"><text:span text:style-name="T1"><text:s/></text:span><text:span text:style-name="T1">Kajal Sharma</text:span></text:p>
              </text:list-item>
              <text:list-item>
                <text:p text:style-name="P2"><text:span text:style-name="T1"><text:s/></text:span><text:span text:style-name="T1">Gauransh Rathore</text:span></text:p>
              </text:list-item>
              <text:list-item>
                <text:p text:style-name="P2"><text:span text:style-name="T1"><text:s/></text:span><text:span text:style-name="T1">Pavan Kothakota</text:span></text:p>
              </text:list-item>
              <text:list-item>
                <text:p text:style-name="P2"><text:span text:style-name="T1"><text:s/></text:span><text:span text:style-name="T1">Harshavardhan Pragad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3">Conten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About the Problem Statement</text:p>
              </text:list-item>
              <text:list-item>
                <text:p>Approach</text:p>
              </text:list-item>
              <text:list-item>
                <text:p>High Level Architecture</text:p>
              </text:list-item>
              <text:list-item>
                <text:p>Hackathon PoC Scope</text:p>
              </text:list-item>
              <text:list-item>
                <text:p>Solution</text:p>
              </text:list-item>
              <text:list-item>
                <text:p>Salient Features &amp; Value Addi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">About the Problem Statement</text:p>
              </text:list-header>
            </text:list>
          </draw:text-box>
        </draw:frame>
        <draw:frame draw:style-name="standard" draw:layer="layout" svg:width="24.636cm" svg:height="13.207cm" svg:x="1.778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About the customer</text:p>
              </table:table-cell>
              <table:table-cell table:style-name="ce2">
                <text:p text:style-name="P4">Company: Anonymous Automobile Industry.</text:p>
                <text:p text:style-name="P4">Locations: 50 + locations across India.</text:p>
                <text:p text:style-name="P4">IoT Devices: 20 + in each location</text:p>
              </table:table-cell>
            </table:table-row>
            <table:table-row table:style-name="ro2">
              <table:table-cell table:style-name="ce3">
                <text:p text:style-name="P3">Background</text:p>
              </table:table-cell>
              <table:table-cell table:style-name="ce1">
                <text:p>Lack of visibility on the real time insights and 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ifriday aifriday</meta:initial-creator>
    <meta:creation-date>2025-09-20T00:37:58.53</meta:creation-date>
    <meta:editing-duration>PT42S</meta:editing-duration>
    <meta:editing-cycles>2</meta:editing-cycles>
    <dc:date>2025-09-20T01:24:31.29</dc:date>
    <dc:creator>aifriday aifriday</dc:creator>
    <meta:document-statistic meta:object-count="41"/>
    <meta:generator>OpenOffice/4.1.15$Win32 OpenOffice.org_project/4115m2$Build-9813</meta:generator>
  </office:meta>
</office:document-meta>
</file>